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D0000008C1A0F558E.png"/>
  <manifest:file-entry manifest:media-type="image/png" manifest:full-path="Pictures/1000020100000165000000808FE305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fo:min-height="3.725cm"/>
    </style:style>
    <style:style style:name="pr4" style:family="presentation" style:parent-style-name="Default-outline1" style:list-style-name="L2">
      <style:graphic-properties fo:min-height="12.323cm"/>
    </style:style>
    <style:style style:name="pr5" style:family="presentation" style:parent-style-name="Default-notes">
      <style:graphic-properties draw:stroke="none" draw:fill="none" draw:fill-color="#ffffff" fo:min-height="12.005cm"/>
    </style:style>
    <style:style style:name="pr6" style:family="presentation" style:parent-style-name="Default-outline1" style:list-style-name="L2">
      <style:graphic-properties fo:min-height="12.323cm"/>
    </style:style>
    <style:style style:name="pr7" style:family="presentation" style:parent-style-name="Default-title">
      <style:graphic-properties draw:auto-grow-height="true" fo:min-height="3.725cm"/>
    </style:style>
    <style:style style:name="pr8" style:family="presentation" style:parent-style-name="Default-outline1" style:list-style-name="L2">
      <style:graphic-properties fo:min-height="12.323cm"/>
    </style:style>
    <style:style style:name="pr9" style:family="presentation" style:parent-style-name="Default-outline1">
      <style:graphic-properties fo:min-height="12.32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text-properties fo:font-size="12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color="#000000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3.988cm" svg:x="1.967cm" svg:y="3cm" presentation:class="title" presentation:user-transformed="true">
          <draw:text-box>
            <text:list text:style-name="L1">
              <text:list-header>
                <text:p text:style-name="P2"><text:span text:style-name="T1">3D Reconstruction of static scenes using Kinect</text:span></text:p>
              </text:list-header>
            </text:list>
          </draw:text-box>
        </draw:frame>
        <draw:frame presentation:style-name="pr1" draw:text-style-name="P3" draw:layer="layout" svg:width="21.533cm" svg:height="3.988cm" svg:x="1.967cm" svg:y="10.7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rogress</text:p>
          </draw:text-box>
        </draw:frame>
        <draw:frame presentation:style-name="pr4" draw:layer="layout" svg:width="21.586cm" svg:height="12.573cm" svg:x="1.905cm" svg:y="5.349cm" presentation:class="outline" presentation:user-transformed="true">
          <draw:text-box>
            <text:list text:style-name="L2">
              <text:list-item>
                <text:p>ROS Setup</text:p>
              </text:list-item>
              <text:list-item>
                <text:p>Reading Kinect Data</text:p>
              </text:list-item>
              <text:list-item>
                <text:p>6-Step ICP Pipeline</text:p>
              </text:list-item>
              <text:list-item>
                <text:p>Stepwise visualization with rviz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2" presentation:class="page"/>
          <draw:frame presentation:style-name="pr5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ICP Pipeline</text:p>
          </draw:text-box>
        </draw:frame>
        <draw:frame presentation:style-name="pr6" draw:layer="layout" svg:width="21.586cm" svg:height="12.573cm" svg:x="1.905cm" svg:y="5.349cm" presentation:class="outline" presentation:user-transformed="true">
          <draw:text-box>
            <text:list text:style-name="L2">
              <text:list-item>
                <text:p>Selection (random)</text:p>
              </text:list-item>
              <text:list-item>
                <text:p><text:span text:style-name="T3">Matching (brute force nearest point)</text:span></text:p>
                <text:list>
                  <text:list-item>
                    <text:p>will be Projection</text:p>
                  </text:list-item>
                </text:list>
              </text:list-item>
              <text:list-item>
                <text:p>Rejection (threshold)</text:p>
              </text:list-item>
              <text:list-item>
                <text:p>Minimization (point-to-plane, SVD)</text:p>
                <text:list>
                  <text:list-item>
                    <text:p>Normals estimation with correlation Matrix, Eigenve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3" presentation:class="page"/>
          <draw:frame presentation:style-name="pr5" draw:text-style-name="P4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7" draw:layer="layout" svg:width="21.529cm" svg:height="3.985cm" svg:x="1.939cm" svg:y="0.603cm" presentation:class="title">
          <draw:text-box>
            <text:p>Remaining Work</text:p>
          </draw:text-box>
        </draw:frame>
        <draw:frame presentation:style-name="pr8" draw:layer="layout" svg:width="21.586cm" svg:height="12.573cm" svg:x="1.905cm" svg:y="5.348cm" presentation:class="outline">
          <draw:text-box>
            <text:list text:style-name="L2">
              <text:list-item>
                <text:p>More than 2 clouds</text:p>
              </text:list-item>
              <text:list-item>
                <text:p>Speed</text:p>
              </text:list-item>
              <text:list-item>
                <text:p>Matching Algorithm (projection)</text:p>
              </text:list-item>
              <text:list-item>
                <text:p>Use of Colors</text:p>
              </text:list-item>
              <text:list-item>
                <text:p>Mesh Creation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4" presentation:class="page"/>
          <draw:frame presentation:style-name="pr5" draw:text-style-name="P4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7" draw:layer="layout" svg:width="21.529cm" svg:height="3.985cm" svg:x="1.939cm" svg:y="0.603cm" presentation:class="title">
          <draw:text-box>
            <text:p>Demo</text:p>
          </draw:text-box>
        </draw:frame>
        <draw:frame presentation:style-name="pr9" draw:layer="layout" svg:width="21.586cm" svg:height="12.573cm" svg:x="1.905cm" svg:y="5.34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335cm" svg:height="10.001cm" svg:x="3.493cm" svg:y="2.002cm" draw:page-number="5" presentation:class="page"/>
          <draw:frame presentation:style-name="pr5" draw:text-style-name="P4" draw:layer="layout" svg:width="14.896cm" svg:height="12.005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Default-outline1" draw:layer="backgroundobjects" svg:width="21.586cm" svg:height="12.573cm" svg:x="1.905cm" svg:y="5.348cm" presentation:class="outline" presentation:placeholder="true">
        <draw:text-box/>
      </draw:frame>
      <draw:frame presentation:style-name="Mpr1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Remo Meyer</meta:initial-creator>
    <meta:creation-date>2011-03-13T11:34:11</meta:creation-date>
    <dc:creator>Jan Rüegg</dc:creator>
    <dc:date>2011-04-14T13:07:08</dc:date>
    <meta:editing-cycles>10</meta:editing-cycles>
    <meta:editing-duration>PT44M26S</meta:editing-duration>
    <meta:generator>LibreOffice/3.3$Unix LibreOffice_project/330m19$Build-202</meta:generator>
    <meta:document-statistic meta:object-count="56"/>
  </office:meta>
</office:document-meta>
</file>